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43"/>
      <text:p text:style-name="P43"/>
      <text:p text:style-name="P43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43"/>
      <text:p text:style-name="P43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43"/>
      <text:p text:style-name="P43"/>
      <text:p text:style-name="P43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43"/>
      <text:p text:style-name="P43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44"/>
      <text:p text:style-name="P54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45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46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46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47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55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48"/>
      <text:p text:style-name="P48"/>
      <text:p text:style-name="P48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48"/>
      <text:p text:style-name="P48"/>
      <text:p text:style-name="P48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49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50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51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52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53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56"/>
      <text:p text:style-name="P56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57">D<text:span text:style-name="T12">ijous</text:span><text:tab/><text:tab/><text:span text:style-name="T13">26</text:span>/<text:span text:style-name="T14">10</text:span>/23</text:p>
      <text:p text:style-name="P40">Baixa per gripe.</text:p>
      <text:p text:style-name="P40"/>
      <text:p text:style-name="P40"/>
      <text:p text:style-name="P58">D<text:span text:style-name="T12">illuns</text:span><text:tab/><text:span text:style-name="T15">30</text:span>/<text:span text:style-name="T14">10</text:span>/23</text:p>
      <text:p text:style-name="P42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0"/>
      <text:p text:style-name="P59"/>
      <text:p text:style-name="P59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1"/>
      <text:p text:style-name="P41"/>
      <text:p text:style-name="P65">D<text:span text:style-name="T12">imecres</text:span><text:tab/><text:span text:style-name="T17">01</text:span>/<text:span text:style-name="T14">11</text:span>/23</text:p>
      <text:p text:style-name="P62"><text:span text:style-name="T17">Tots sants</text:span>.</text:p>
      <text:p text:style-name="P61"/>
      <text:p text:style-name="P65"/>
      <text:p text:style-name="P65">D<text:span text:style-name="T12">ijous</text:span><text:tab/><text:tab/><text:span text:style-name="T17">02</text:span>/<text:span text:style-name="T14">11</text:span>/23</text:p>
      <text:p text:style-name="P63">Feim <text:a xlink:type="simple" xlink:href="https://paulinoposada.github.io/web_mec/documents/acotacio_exercicis_2.pdf">exercicis d'acotació 2</text:a> </text:p>
      <text:p text:style-name="P64">Comentem <text:a xlink:type="simple" xlink:href="https://www.youtube.com/watch?si=RvJ44lt1Pb4JlZin&amp;v=e33cD5TEx64&amp;feature=youtu.be">vídeo acotació</text:a>.</text:p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02T23:21:49.027537571</dc:date>
    <meta:editing-duration>PT27M39S</meta:editing-duration>
    <meta:editing-cycles>34</meta:editing-cycles>
    <meta:document-statistic meta:table-count="0" meta:image-count="0" meta:object-count="0" meta:page-count="3" meta:paragraph-count="86" meta:word-count="494" meta:character-count="3296" meta:non-whitespace-character-count="2870"/>
  </office:meta>
</office:document-meta>
</file>